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6.428cm"/>
    </style:style>
    <style:style style:name="co4" style:family="table-column">
      <style:table-column-properties fo:break-before="auto" style:column-width="4.766cm"/>
    </style:style>
    <style:style style:name="co5" style:family="table-column">
      <style:table-column-properties fo:break-before="auto" style:column-width="4.085cm"/>
    </style:style>
    <style:style style:name="co6" style:family="table-column">
      <style:table-column-properties fo:break-before="auto" style:column-width="5.011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3.2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2.406cm" fo:break-before="auto" style:use-optimal-row-height="true"/>
    </style:style>
    <style:style style:name="ro4" style:family="table-row">
      <style:table-row-properties style:row-height="3.302cm" fo:break-before="auto" style:use-optimal-row-height="true"/>
    </style:style>
    <style:style style:name="ro5" style:family="table-row">
      <style:table-row-properties style:row-height="2.8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PRECONDICIONES</text:p>
          </table:table-cell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RESULTADO ESPERADO</text:p>
          </table:table-cell>
          <table:table-cell table:style-name="ce2" office:value-type="string" calcext:value-type="string">
            <text:p>ACTUAL</text:p>
          </table:table-cell>
          <table:table-cell table:style-name="ce1" office:value-type="string" calcext:value-type="string">
            <text:p>PRIORIDAD</text:p>
          </table:table-cell>
          <table:table-cell table:style-name="ce2" office:value-type="string" calcext:value-type="string">
            <text:p>PASS/FAIL</text:p>
          </table:table-cell>
          <table:table-cell table:style-name="ce1" table:number-columns-repeated="4"/>
        </table:table-row>
        <table:table-row table:style-name="ro2">
          <table:table-cell office:value-type="string" calcext:value-type="string">
            <text:p>TC-001</text:p>
          </table:table-cell>
          <table:table-cell office:value-type="string" calcext:value-type="string">
            <text:p>Log In</text:p>
          </table:table-cell>
          <table:table-cell office:value-type="string" calcext:value-type="string">
            <text:p>Ingresar a la página por el login. </text:p>
          </table:table-cell>
          <table:table-cell office:value-type="string" calcext:value-type="string">
            <text:p>1. usuario con internet.</text:p>
            <text:p>2. usuario con browser.</text:p>
            <text:p>3. usuario ingresa a la página principal. </text:p>
            <text:p>4. usuario con usuario y contraseña. </text:p>
            <text:p/>
          </table:table-cell>
          <table:table-cell office:value-type="string" calcext:value-type="string">
            <text:p>1. ingresar al navegador.</text:p>
            <text:p>2. ingresar a la página inicial.</text:p>
            <text:p>3. apretar el botón de Log In.</text:p>
            <text:p>4. ingresar usuario y contraseña. </text:p>
          </table:table-cell>
          <table:table-cell office:value-type="string" calcext:value-type="string">
            <text:p>Si el usuario y la contraseña existe deberia dejar loguear correctamente. </text:p>
          </table:table-cell>
          <table:table-cell office:value-type="string" calcext:value-type="string">
            <text:p>Deja loguarse de forma exitosa en la página.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ass</text:p>
          </table:table-cell>
          <table:table-cell table:style-name="ce4" table:number-columns-repeated="4"/>
        </table:table-row>
        <table:table-row table:style-name="ro3">
          <table:table-cell office:value-type="string" calcext:value-type="string">
            <text:p>TC-002</text:p>
          </table:table-cell>
          <table:table-cell office:value-type="string" calcext:value-type="string">
            <text:p>Log in</text:p>
          </table:table-cell>
          <table:table-cell office:value-type="string" calcext:value-type="string">
            <text:p>Ingresar usuario o contraseña incorrectos</text:p>
          </table:table-cell>
          <table:table-cell office:value-type="string" calcext:value-type="string">
            <text:p>1. usuario con internet. </text:p>
            <text:p>2. usuario con browser. </text:p>
            <text:p>3. usuario ingresa a la página principal.  </text:p>
            <text:p>4. usuario con usuario y contraseña incorrectos.  </text:p>
          </table:table-cell>
          <table:table-cell office:value-type="string" calcext:value-type="string">
            <text:p>1. ingresar al navegador. </text:p>
            <text:p>2. ingresar a la página inicial. 3. apretar el botón de Log In. 4. ingresar usuario y contraseña incorrectos. </text:p>
          </table:table-cell>
          <table:table-cell office:value-type="string" calcext:value-type="string">
            <text:p>La página debería rechazar el loguin y mostrar un cartel de error al ingresar alguna de las credenciales. </text:p>
          </table:table-cell>
          <table:table-cell office:value-type="string" calcext:value-type="string">
            <text:p>La página deja loguearse de todos modos aunque el usuario y la contraseña sean incorrectos.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C-003</text:p>
          </table:table-cell>
          <table:table-cell office:value-type="string" calcext:value-type="string">
            <text:p>Destinations</text:p>
          </table:table-cell>
          <table:table-cell office:value-type="string" calcext:value-type="string">
            <text:p>Elegir dias e integrantes específicos para elegir un viaje. Elegir una fecha de salida, una de vuelta, cantidad de adultos y de niños. </text:p>
          </table:table-cell>
          <table:table-cell office:value-type="string" calcext:value-type="string">
            <text:p>1. usuario con internet.</text:p>
            <text:p>2. usuario con browser. </text:p>
            <text:p>3. usuario ingresa a la página principal.  </text:p>
            <text:p/>
          </table:table-cell>
          <table:table-cell office:value-type="string" calcext:value-type="string">
            <text:p><text:span text:style-name="T1">1. ingresar al navegador.</text:span></text:p>
            <text:p><text:span text:style-name="T1">2. ingresar a la página inicial.</text:span></text:p>
            <text:p><text:span text:style-name="T2">3. usuario ingresa una combinación en los siguientes campos: departing, returning, adults y children.   </text:span><text:span text:style-name="T1"> </text:span></text:p>
          </table:table-cell>
          <table:table-cell office:value-type="string" calcext:value-type="string">
            <text:p>La página debe mostrar los viajes disponibles y la posibilidad de poder comprarlos. </text:p>
          </table:table-cell>
          <table:table-cell office:value-type="string" calcext:value-type="string">
            <text:p>La página muestra de forma exitosa los vuelos con la customización elegida. 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C-004</text:p>
          </table:table-cell>
          <table:table-cell office:value-type="string" calcext:value-type="string">
            <text:p>Destinations</text:p>
          </table:table-cell>
          <table:table-cell office:value-type="string" calcext:value-type="string">
            <text:p>Elegi una combinación del planeta donde se quiere viajar, el color del mismo y el precio que se quiere pagar. </text:p>
          </table:table-cell>
          <table:table-cell office:value-type="string" calcext:value-type="string">
            <text:p>1. usuario con internet.</text:p>
            <text:p>2. usuario con browser.</text:p>
            <text:p>3. usuario ingresa a la página principal.  </text:p>
            <text:p/>
          </table:table-cell>
          <table:table-cell office:value-type="string" calcext:value-type="string">
            <text:p>1. ingresar al navegador.</text:p>
            <text:p>2. ingresar a la página inicial.</text:p>
            <text:p>3. dirigirse a la url destinations. </text:p>
            <text:p><text:span text:style-name="T3">4. usuario ingresa una combinación de planeta, color y precio a pagar.  </text:span> </text:p>
          </table:table-cell>
          <table:table-cell office:value-type="string" calcext:value-type="string">
            <text:p>La página debe mostrar los viajes disponibles de acuerdo a la combinación elegida. </text:p>
          </table:table-cell>
          <table:table-cell office:value-type="string" calcext:value-type="string">
            <text:p>La página muestra de forma exitosa los vuelos con la customización elegida. Aunque la combinación no exista. 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C-005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Elegir un planeta para viajar y reservarlo llenando los campos requeridos e intentar pagar. </text:p>
          </table:table-cell>
          <table:table-cell office:value-type="string" calcext:value-type="string">
            <text:p>1. usuario con internet.</text:p>
            <text:p>2. usuario con browser.</text:p>
            <text:p>3. usuario ingresa a la página principal. </text:p>
            <text:p>4. usuario elige un destino y aprieta el botón book. </text:p>
          </table:table-cell>
          <table:table-cell office:value-type="string" calcext:value-type="string">
            <text:p>1. ingresar al navegador.</text:p>
            <text:p>2. ingresar a la página inicial. </text:p>
            <text:p>3. dirigirse a la url checkout.</text:p>
            <text:p>4. llenar los campos requeridos para el pago</text:p>
            <text:p>5. apretar el botón de pago.</text:p>
          </table:table-cell>
          <table:table-cell office:value-type="string" calcext:value-type="string">
            <text:p>La pagina debería pedir que se llenen los campos correctamente, permitir ingresar un descuento y procesar el pago.</text:p>
          </table:table-cell>
          <table:table-cell office:value-type="string" calcext:value-type="string">
            <text:p>La página valida bien los datos y aplica un descuento. No permite un pago porque es una página demo.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C-006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ingresar Un descuento sobre un vuelo elegido.</text:p>
          </table:table-cell>
          <table:table-cell office:value-type="string" calcext:value-type="string">
            <text:p>1. usuario con internet.</text:p>
            <text:p>2. usuario con browser.</text:p>
            <text:p>3. usuario ingresa a la página principal. </text:p>
            <text:p>4. usuario ingresa a la url checkout.</text:p>
            <text:p/>
          </table:table-cell>
          <table:table-cell office:value-type="string" calcext:value-type="string">
            <text:p>1. ingresar al navegador.</text:p>
            <text:p>2. ingresar a la página inicial.</text:p>
            <text:p><text:span text:style-name="T4">3. llena los campos para el pago.</text:span></text:p>
            <text:p><text:span text:style-name="T4">4. ingresa un código para que le figure un descuento. </text:span></text:p>
          </table:table-cell>
          <table:table-cell office:value-type="string" calcext:value-type="string">
            <text:p>La página debería mostrar un descuento sobre el pago a realizar. </text:p>
          </table:table-cell>
          <table:table-cell office:value-type="string" calcext:value-type="string">
            <text:p>La página valida bien el cupón de descuento y lo aplica de manera exitosa. 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C-007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Elegir una fecha en el gráfico de temperaturas y ver su correspondiente temperatura. <text:s/></text:p>
          </table:table-cell>
          <table:table-cell office:value-type="string" calcext:value-type="string">
            <text:p>1. usuario con internet.</text:p>
            <text:p>2. usuario con browser.</text:p>
            <text:p>3. usuario ingresa a la página principal. </text:p>
            <text:p>4. usuario ingresa a la url checkout, donde esta la tabla de temperaturas.</text:p>
          </table:table-cell>
          <table:table-cell office:value-type="string" calcext:value-type="string">
            <text:p>1. ingresar al navegador.</text:p>
            <text:p>2. ingresar a la página inicial.</text:p>
            <text:p>3. dirigirse hasta la tabla de temperaturas.</text:p>
            <text:p>4. elegir una fecha y ver su temperatura. </text:p>
          </table:table-cell>
          <table:table-cell office:value-type="string" calcext:value-type="string">
            <text:p>La pagina debería mostrar la temperatura correspondiente con respecto a la fecha elegida. </text:p>
          </table:table-cell>
          <table:table-cell office:value-type="string" calcext:value-type="string">
            <text:p>La página muestra de forma exitosa las temperaturas con respecto a la fecha elegida. 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6" table:number-rows-repeated="12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0:29:58.4297566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10:28:15.626672120</meta:creation-date>
    <dc:date>2026-04-16T11:23:16.996257379</dc:date>
    <meta:editing-duration>PT1M18S</meta:editing-duration>
    <meta:editing-cycles>2</meta:editing-cycles>
    <meta:generator>LibreOffice/24.2.7.2$Linux_X86_64 LibreOffice_project/420$Build-2</meta:generator>
    <meta:document-statistic meta:table-count="1" meta:cell-count="72" meta:object-count="0"/>
  </office:meta>
</office:document-meta>
</file>